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9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 style:data-style-name="N109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33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33"/>
    <style:style style:name="ce13" style:family="table-cell" style:parent-style-name="Default" style:data-style-name="N133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2"/>
        <table:table-column table:style-name="co2" table:default-cell-style-name="ce10"/>
        <table:table-column table:style-name="co2" table:default-cell-style-name="ce3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row table:style-name="ro1">
          <table:table-cell table:style-name="ce1" office:value-type="string" calcext:value-type="string" table:number-columns-spanned="7" table:number-rows-spanned="1">
            <text:p>Helical Tracking</text:p>
          </table:table-cell>
          <table:covered-table-cell table:number-columns-repeated="6" table:style-name="ce6"/>
        </table:table-row>
        <table:table-row table:style-name="ro1">
          <table:table-cell table:style-name="ce1" office:value-type="string" calcext:value-type="string" table:number-columns-spanned="1" table:number-rows-spanned="2">
            <text:p>Target</text:p>
          </table:table-cell>
          <table:table-cell office:value-type="string" calcext:value-type="string" table:number-columns-spanned="2" table:number-rows-spanned="1">
            <text:p>PD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RL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Diff</text:p>
          </table:table-cell>
          <table:covered-table-cell table:style-name="ce6"/>
        </table:table-row>
        <table:table-row table:style-name="ro1">
          <table:covered-table-cell/>
          <table:table-cell table:style-name="ce6" office:value-type="string" calcext:value-type="string">
            <text:p>CE (N)</text:p>
          </table:table-cell>
          <table:table-cell table:style-name="ce6" office:value-type="string" calcext:value-type="string">
            <text:p>EOT (m)</text:p>
          </table:table-cell>
          <table:table-cell table:style-name="ce6" office:value-type="string" calcext:value-type="string">
            <text:p>CE (N)</text:p>
          </table:table-cell>
          <table:table-cell table:style-name="ce6" office:value-type="string" calcext:value-type="string">
            <text:p>EOT (m)</text:p>
          </table:table-cell>
          <table:table-cell table:style-name="ce6" office:value-type="string" calcext:value-type="string">
            <text:p>CE</text:p>
          </table:table-cell>
          <table:table-cell table:style-name="ce6" office:value-type="string" calcext:value-type="string">
            <text:p>EOT</text:p>
          </table:table-cell>
        </table:table-row>
        <table:table-row table:style-name="ro1">
          <table:table-cell office:value-type="string" calcext:value-type="string">
            <text:p>R = 3m, v = 0.3m/s, dr = pi/10 rad/s</text:p>
          </table:table-cell>
          <table:table-cell table:style-name="ce5" table:formula="of:=25371.6842/5000" office:value-type="float" office:value="5.07433684" calcext:value-type="float">
            <text:p>5.074</text:p>
          </table:table-cell>
          <table:table-cell table:formula="of:=109.1388/5000" office:value-type="float" office:value="0.02182776" calcext:value-type="float">
            <text:p>0.0218</text:p>
          </table:table-cell>
          <table:table-cell table:formula="of:=25382.128689317 /5000" office:value-type="float" office:value="5.0764257378634" calcext:value-type="float">
            <text:p>5.08</text:p>
          </table:table-cell>
          <table:table-cell table:formula="of:=83.4730145550953/5000" office:value-type="float" office:value="0.0166946029110191" calcext:value-type="float">
            <text:p>0.017</text:p>
          </table:table-cell>
          <table:table-cell table:formula="of:=[.B4]/[.D4]-1" office:value-type="percentage" office:value="-0.00041148988900197" calcext:value-type="percentage">
            <text:p>-0.041%</text:p>
          </table:table-cell>
          <table:table-cell table:formula="of:=[.C4]/[.E4]-1" office:value-type="percentage" office:value="0.307474045135441" calcext:value-type="percentage">
            <text:p>30.747%</text:p>
          </table:table-cell>
        </table:table-row>
        <table:table-row table:style-name="ro1">
          <table:table-cell office:value-type="string" calcext:value-type="string">
            <text:p>R = 1m, v = 0.3m/s, dr = pi/10 rad/s</text:p>
          </table:table-cell>
          <table:table-cell table:style-name="ce5" table:formula="of:=25302.0503277/5000" office:value-type="float" office:value="5.06041006554" calcext:value-type="float">
            <text:p>5.060</text:p>
          </table:table-cell>
          <table:table-cell table:formula="of:=38.07375072/5000" office:value-type="float" office:value="0.007614750144" calcext:value-type="float">
            <text:p>0.0076</text:p>
          </table:table-cell>
          <table:table-cell table:formula="of:=25325.5738814025/5000" office:value-type="float" office:value="5.0651147762805" calcext:value-type="float">
            <text:p>5.07</text:p>
          </table:table-cell>
          <table:table-cell table:formula="of:=31.3912350591206/5000" office:value-type="float" office:value="0.00627824701182412" calcext:value-type="float">
            <text:p>0.006</text:p>
          </table:table-cell>
          <table:table-cell table:formula="of:=[.B5]/[.D5]-1" office:value-type="percentage" office:value="-0.000928845830410641" calcext:value-type="percentage">
            <text:p>-0.093%</text:p>
          </table:table-cell>
          <table:table-cell table:formula="of:=[.C5]/[.E5]-1" office:value-type="percentage" office:value="0.212878392592515" calcext:value-type="percentage">
            <text:p>21.288%</text:p>
          </table:table-cell>
        </table:table-row>
        <table:table-row table:style-name="ro1">
          <table:table-cell office:value-type="string" calcext:value-type="string">
            <text:p>R = 1m, v = 2m/s, dr = pi/10 rad/s</text:p>
          </table:table-cell>
          <table:table-cell table:style-name="ce5" table:formula="of:=25629.5476077403/5000" office:value-type="float" office:value="5.12590952154806" calcext:value-type="float">
            <text:p>5.126</text:p>
          </table:table-cell>
          <table:table-cell table:formula="of:=160.722687590946/5000" office:value-type="float" office:value="0.0321445375181892" calcext:value-type="float">
            <text:p>0.0321</text:p>
          </table:table-cell>
          <table:table-cell table:formula="of:=25607.1922066218/5000" office:value-type="float" office:value="5.12143844132436" calcext:value-type="float">
            <text:p>5.12</text:p>
          </table:table-cell>
          <table:table-cell table:formula="of:=125.792529251645 /5000" office:value-type="float" office:value="0.025158505850329" calcext:value-type="float">
            <text:p>0.025</text:p>
          </table:table-cell>
          <table:table-cell table:formula="of:=[.B6]/[.D6]-1" office:value-type="percentage" office:value="0.000873012587171429" calcext:value-type="percentage">
            <text:p>0.087%</text:p>
          </table:table-cell>
          <table:table-cell table:formula="of:=[.C6]/[.E6]-1" office:value-type="percentage" office:value="0.277680706057067" calcext:value-type="percentage">
            <text:p>27.768%</text:p>
          </table:table-cell>
        </table:table-row>
        <table:table-row table:style-name="ro1">
          <table:table-cell office:value-type="string" calcext:value-type="string">
            <text:p>R = 1m, v = 0.3 m/s, dr = pi/4 rad/s</text:p>
          </table:table-cell>
          <table:table-cell table:style-name="ce5" table:formula="of:=25389.4282639052/5000" office:value-type="float" office:value="5.07788565278104" calcext:value-type="float">
            <text:p>5.078</text:p>
          </table:table-cell>
          <table:table-cell table:formula="of:=175.777417472132/5000" office:value-type="float" office:value="0.0351554834944264" calcext:value-type="float">
            <text:p>0.0352</text:p>
          </table:table-cell>
          <table:table-cell table:formula="of:=25403.6176098481/5000" office:value-type="float" office:value="5.08072352196962" calcext:value-type="float">
            <text:p>5.08</text:p>
          </table:table-cell>
          <table:table-cell table:formula="of:=162.243732608983/5000" office:value-type="float" office:value="0.0324487465217966" calcext:value-type="float">
            <text:p>0.032</text:p>
          </table:table-cell>
          <table:table-cell table:formula="of:=[.B7]/[.D7]-1" office:value-type="percentage" office:value="-0.000558556114362285" calcext:value-type="percentage">
            <text:p>-0.056%</text:p>
          </table:table-cell>
          <table:table-cell table:formula="of:=[.C7]/[.E7]-1" office:value-type="percentage" office:value="0.0834157637125248" calcext:value-type="percentage">
            <text:p>8.342%</text:p>
          </table:table-cell>
        </table:table-row>
        <table:table-row table:style-name="ro1">
          <table:table-cell office:value-type="string" calcext:value-type="string">
            <text:p>R = 1m, v = 0.3 m/s, dr = pi/3 rad/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ce6"/>
          <table:table-cell table:formula="of:=25564.5007553245 /5000" office:value-type="float" office:value="5.1129001510649" calcext:value-type="float">
            <text:p>5.11</text:p>
          </table:table-cell>
          <table:table-cell table:formula="of:=343.984915420993/5000" office:value-type="float" office:value="0.0687969830841986" calcext:value-type="float">
            <text:p>0.069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 = 1m, v = 1 m/s, dr = pi/3 rad/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ce6"/>
          <table:table-cell table:formula="of:=25935.3160013241/5000" office:value-type="float" office:value="5.18706320026482" calcext:value-type="float">
            <text:p>5.19</text:p>
          </table:table-cell>
          <table:table-cell table:formula="of:=378.462491877648/5000" office:value-type="float" office:value="0.0756924983755296" calcext:value-type="float">
            <text:p>0.07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 = 0.5 m, v = 1 m/s, dr = pi/3 rad/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Default"/>
          <table:table-cell table:formula="of:=25441.5761502168 /5000" office:value-type="float" office:value="5.08831523004336" calcext:value-type="float">
            <text:p>5.09</text:p>
          </table:table-cell>
          <table:table-cell table:formula="of:=181.733957726903/5000" office:value-type="float" office:value="0.0363467915453806" calcext:value-type="float">
            <text:p>0.036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5"/>
          <table:table-cell table:style-name="ce12" table:number-columns-repeated="2"/>
        </table:table-row>
        <table:table-row table:style-name="ro1">
          <table:table-cell table:style-name="ce1" office:value-type="string" calcext:value-type="string" table:number-columns-spanned="7" table:number-rows-spanned="1">
            <text:p>Point Tracking</text:p>
          </table:table-cell>
          <table:covered-table-cell table:number-columns-repeated="4" table:style-name="ce6"/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Target (m)</text:p>
          </table:table-cell>
          <table:table-cell office:value-type="string" calcext:value-type="string" table:number-columns-spanned="2" table:number-rows-spanned="1">
            <text:p>PD</text:p>
          </table:table-cell>
          <table:covered-table-cell table:style-name="ce6"/>
          <table:table-cell table:style-name="ce2" office:value-type="string" calcext:value-type="string" table:number-columns-spanned="2" table:number-rows-spanned="1">
            <text:p>RL</text:p>
          </table:table-cell>
          <table:covered-table-cell table:style-name="ce6"/>
          <table:table-cell table:style-name="ce13" office:value-type="string" calcext:value-type="string" table:number-columns-spanned="2" table:number-rows-spanned="1">
            <text:p>Diff</text:p>
          </table:table-cell>
          <table:covered-table-cell/>
        </table:table-row>
        <table:table-row table:style-name="ro1">
          <table:covered-table-cell/>
          <table:table-cell table:style-name="ce6" office:value-type="string" calcext:value-type="string">
            <text:p>CE (N)</text:p>
          </table:table-cell>
          <table:table-cell table:style-name="ce6" office:value-type="string" calcext:value-type="string">
            <text:p>EOT (m)</text:p>
          </table:table-cell>
          <table:table-cell table:style-name="ce6" office:value-type="string" calcext:value-type="string">
            <text:p>CE (N)</text:p>
          </table:table-cell>
          <table:table-cell table:style-name="ce6" office:value-type="string" calcext:value-type="string">
            <text:p>EOT (m)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OT</text:p>
          </table:table-cell>
        </table:table-row>
        <table:table-row table:style-name="ro1">
          <table:table-cell office:value-type="string" calcext:value-type="string">
            <text:p>0, 0, 0</text:p>
          </table:table-cell>
          <table:table-cell table:style-name="ce3" table:formula="of:=25291.5573000016/5000" office:value-type="float" office:value="5.05831146000032" calcext:value-type="float">
            <text:p>5.06</text:p>
          </table:table-cell>
          <table:table-cell table:formula="of:=0.00000000000139901566889201/5000" office:value-type="float" office:value="2.79803133778402E-016" calcext:value-type="float">
            <text:p>0.0000</text:p>
          </table:table-cell>
          <table:table-cell table:formula="of:=25311.7868074244/5000" office:value-type="float" office:value="5.06235736148488" calcext:value-type="float">
            <text:p>5.06</text:p>
          </table:table-cell>
          <table:table-cell table:style-name="ce10" table:formula="of:=0.0769699668843406/5000" office:value-type="float" office:value="0.0000153939933768681" calcext:value-type="float">
            <text:p>0.0000</text:p>
          </table:table-cell>
          <table:table-cell table:formula="of:=[.B15]/[.D15]-1" office:value-type="percentage" office:value="-0.000799212934934457" calcext:value-type="percentage">
            <text:p>-0.080%</text:p>
          </table:table-cell>
          <table:table-cell table:formula="of:=[.C15]/[.E15]-1" office:value-type="percentage" office:value="-0.999999999981824" calcext:value-type="percentage">
            <text:p>-100.000%</text:p>
          </table:table-cell>
        </table:table-row>
        <table:table-row table:style-name="ro1">
          <table:table-cell office:value-type="string" calcext:value-type="string">
            <text:p>1, 0, 0 – 1s</text:p>
          </table:table-cell>
          <table:table-cell table:style-name="ce3" table:formula="of:=25410.2222562786/5000" office:value-type="float" office:value="5.08204445125572" calcext:value-type="float">
            <text:p>5.08</text:p>
          </table:table-cell>
          <table:table-cell table:formula="of:=111.30090678536/5000" office:value-type="float" office:value="0.022260181357072" calcext:value-type="float">
            <text:p>0.0223</text:p>
          </table:table-cell>
          <table:table-cell table:formula="of:=25407.4251691433/5000" office:value-type="float" office:value="5.08148503382866" calcext:value-type="float">
            <text:p>5.08</text:p>
          </table:table-cell>
          <table:table-cell table:style-name="ce10" table:formula="of:=83.6470889605713/5000" office:value-type="float" office:value="0.0167294177921143" calcext:value-type="float">
            <text:p>0.0167</text:p>
          </table:table-cell>
          <table:table-cell table:formula="of:=[.B16]/[.D16]-1" office:value-type="percentage" office:value="0.000110089358393628" calcext:value-type="percentage">
            <text:p>0.011%</text:p>
          </table:table-cell>
          <table:table-cell table:formula="of:=[.C16]/[.E16]-1" office:value-type="percentage" office:value="0.330601078512414" calcext:value-type="percentage">
            <text:p>33.060%</text:p>
          </table:table-cell>
        </table:table-row>
        <table:table-row table:style-name="ro1">
          <table:table-cell office:value-type="string" calcext:value-type="string">
            <text:p>0, 0, 1 – 1s</text:p>
          </table:table-cell>
          <table:table-cell table:style-name="ce3" table:formula="of:=25293.4378771689/5000" office:value-type="float" office:value="5.05868757543378" calcext:value-type="float">
            <text:p>5.06</text:p>
          </table:table-cell>
          <table:table-cell table:formula="of:=32.6592315878481/5000" office:value-type="float" office:value="0.00653184631756962" calcext:value-type="float">
            <text:p>0.0065</text:p>
          </table:table-cell>
          <table:table-cell table:formula="of:=25317.1283993324/5000" office:value-type="float" office:value="5.06342567986648" calcext:value-type="float">
            <text:p>5.06</text:p>
          </table:table-cell>
          <table:table-cell table:style-name="ce10" table:formula="of:=12.5391752580582/5000" office:value-type="float" office:value="0.00250783505161164" calcext:value-type="float">
            <text:p>0.0025</text:p>
          </table:table-cell>
          <table:table-cell table:formula="of:=[.B17]/[.D17]-1" office:value-type="percentage" office:value="-0.0009357507609008" calcext:value-type="percentage">
            <text:p>-0.094%</text:p>
          </table:table-cell>
          <table:table-cell table:formula="of:=[.C17]/[.E17]-1" office:value-type="percentage" office:value="1.60457573291034" calcext:value-type="percentage">
            <text:p>160.458%</text:p>
          </table:table-cell>
        </table:table-row>
        <table:table-row table:style-name="ro1">
          <table:table-cell office:value-type="string" calcext:value-type="string">
            <text:p>1, 1, 1 – 3s</text:p>
          </table:table-cell>
          <table:table-cell table:style-name="ce3" table:formula="of:=25319.2851142495/5000" office:value-type="float" office:value="5.0638570228499" calcext:value-type="float">
            <text:p>5.06</text:p>
          </table:table-cell>
          <table:table-cell table:formula="of:=52.8384419264578/5000" office:value-type="float" office:value="0.0105676883852916" calcext:value-type="float">
            <text:p>0.0106</text:p>
          </table:table-cell>
          <table:table-cell table:formula="of:=25339.8747257232/5000" office:value-type="float" office:value="5.06797494514464" calcext:value-type="float">
            <text:p>5.07</text:p>
          </table:table-cell>
          <table:table-cell table:style-name="ce10" table:formula="of:=27.001966516405 /5000" office:value-type="float" office:value="0.005400393303281" calcext:value-type="float">
            <text:p>0.0054</text:p>
          </table:table-cell>
          <table:table-cell table:formula="of:=[.B18]/[.D18]-1" office:value-type="percentage" office:value="-0.000812538013567954" calcext:value-type="percentage">
            <text:p>-0.081%</text:p>
          </table:table-cell>
          <table:table-cell table:formula="of:=[.C18]/[.E18]-1" office:value-type="percentage" office:value="0.956836806473184" calcext:value-type="percentage">
            <text:p>95.684%</text:p>
          </table:table-cell>
        </table:table-row>
        <table:table-row table:style-name="ro1">
          <table:table-cell office:value-type="string" calcext:value-type="string">
            <text:p>1, 1, 1 – 2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ce6"/>
          <table:table-cell table:formula="of:=25365.9062788758/5000" office:value-type="float" office:value="5.07318125577516" calcext:value-type="float">
            <text:p>5.07</text:p>
          </table:table-cell>
          <table:table-cell table:style-name="ce10" table:formula="of:=32.5027242519861/5000" office:value-type="float" office:value="0.00650054485039722" calcext:value-type="float">
            <text:p>0.0065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, 1, 1 – 1.5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ce6"/>
          <table:table-cell table:formula="of:=25415.1747891533 /5000" office:value-type="float" office:value="5.08303495783066" calcext:value-type="float">
            <text:p>5.08</text:p>
          </table:table-cell>
          <table:table-cell table:style-name="ce10" table:formula="of:=49.7745894900975/5000" office:value-type="float" office:value="0.0099549178980195" calcext:value-type="float">
            <text:p>0.0100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10, 10, 10 – 20s</text:p>
          </table:table-cell>
          <table:table-cell office:value-type="string" calcext:value-type="string" table:number-columns-spanned="2" table:number-rows-spanned="1">
            <text:p>Unstable</text:p>
          </table:table-cell>
          <table:covered-table-cell table:style-name="Default"/>
          <table:table-cell table:formula="of:=25376.2031822014/5000" office:value-type="float" office:value="5.07524063644028" calcext:value-type="float">
            <text:p>5.08</text:p>
          </table:table-cell>
          <table:table-cell table:style-name="ce10" table:formula="of:=54.8281447079144/5000" office:value-type="float" office:value="0.0109656289415829" calcext:value-type="float">
            <text:p>0.0110</text:p>
          </table:table-cell>
          <table:table-cell table:number-columns-repeated="2" table:style-name="ce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">
      <number:scientific-number number:decimal-places="2" loext:min-decimal-places="2" number:min-integer-digits="1" number:min-exponent-digits="2" loext:exponent-interval="3" loext:forced-exponent-sign="true"/>
    </number:number-style>
    <number:number-style style:name="N107">
      <number:number number:decimal-places="5" loext:min-decimal-places="5" number:min-integer-digits="1"/>
    </number:number-style>
    <number:number-style style:name="N108">
      <number:number number:decimal-places="4" loext:min-decimal-places="4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14" loext:min-decimal-places="14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number:number-style style:name="N117">
      <number:number number:decimal-places="19" loext:min-decimal-places="19" number:min-integer-digits="1"/>
    </number:number-style>
    <number:number-style style:name="N118">
      <number:number number:decimal-places="11" loext:min-decimal-places="11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9" loext:min-decimal-places="9" number:min-integer-digits="1"/>
    </number:number-style>
    <number:number-style style:name="N121">
      <number:number number:decimal-places="8" loext:min-decimal-places="8" number:min-integer-digits="1"/>
    </number:number-style>
    <number:number-style style:name="N122">
      <number:number number:decimal-places="7" loext:min-decimal-places="7" number:min-integer-digits="1"/>
    </number:number-style>
    <number:number-style style:name="N123">
      <number:number number:decimal-places="6" loext:min-decimal-places="6" number:min-integer-digits="1"/>
    </number:number-style>
    <number:percentage-style style:name="N133">
      <number:number number:decimal-places="3" loext:min-decimal-places="3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2:03:53.429588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11:38:51.989089832</meta:creation-date>
    <dc:date>2020-09-23T12:49:37.060464422</dc:date>
    <meta:editing-duration>PT19M4S</meta:editing-duration>
    <meta:editing-cycles>6</meta:editing-cycles>
    <meta:generator>LibreOffice/6.4.5.2$Linux_X86_64 LibreOffice_project/40$Build-2</meta:generator>
    <meta:document-statistic meta:table-count="1" meta:cell-count="114" meta:object-count="0"/>
  </office:meta>
</office:document-meta>
</file>